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horndale" svg:font-family="Thorndale" style:font-family-generic="roman"/>
    <style:font-face style:name="Albany" svg:font-family="Albany"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4a895" officeooo:paragraph-rsid="0004a895"/>
    </style:style>
    <style:style style:name="P2" style:family="paragraph" style:parent-style-name="Text_20_body">
      <style:text-properties officeooo:rsid="000ef4de" officeooo:paragraph-rsid="000ef4de"/>
    </style:style>
    <style:style style:name="P3" style:family="paragraph" style:parent-style-name="Text_20_body">
      <style:text-properties officeooo:rsid="0011d18d" officeooo:paragraph-rsid="0011d18d"/>
    </style:style>
    <style:style style:name="P4" style:family="paragraph" style:parent-style-name="Text_20_body">
      <style:text-properties officeooo:rsid="00132418" officeooo:paragraph-rsid="00132418"/>
    </style:style>
    <style:style style:name="P5" style:family="paragraph" style:parent-style-name="Text_20_body">
      <style:text-properties officeooo:rsid="00134f18" officeooo:paragraph-rsid="00134f18"/>
    </style:style>
    <style:style style:name="P6" style:family="paragraph" style:parent-style-name="Text_20_body">
      <style:text-properties officeooo:paragraph-rsid="0014a8f3"/>
    </style:style>
    <style:style style:name="P7" style:family="paragraph" style:parent-style-name="Text_20_body">
      <style:text-properties officeooo:rsid="0014a8f3" officeooo:paragraph-rsid="0014a8f3"/>
    </style:style>
    <style:style style:name="P8" style:family="paragraph" style:parent-style-name="Text_20_body">
      <style:text-properties officeooo:rsid="00196303" officeooo:paragraph-rsid="00196303"/>
    </style:style>
    <style:style style:name="P9" style:family="paragraph" style:parent-style-name="Text_20_body">
      <style:text-properties officeooo:rsid="001a834b" officeooo:paragraph-rsid="001a834b"/>
    </style:style>
    <style:style style:name="P10" style:family="paragraph" style:parent-style-name="Text_20_body">
      <style:text-properties officeooo:rsid="001b8aeb" officeooo:paragraph-rsid="001b8aeb"/>
    </style:style>
    <style:style style:name="P11" style:family="paragraph" style:parent-style-name="Text_20_body">
      <style:text-properties officeooo:paragraph-rsid="001f1834"/>
    </style:style>
    <style:style style:name="P12" style:family="paragraph" style:parent-style-name="Text_20_body">
      <style:text-properties officeooo:paragraph-rsid="00202b9f"/>
    </style:style>
    <style:style style:name="P13" style:family="paragraph" style:parent-style-name="Standard">
      <style:paragraph-properties fo:text-align="center" style:justify-single-word="false"/>
      <style:text-properties officeooo:rsid="0004a895" officeooo:paragraph-rsid="0004a895"/>
    </style:style>
    <style:style style:name="P14" style:family="paragraph" style:parent-style-name="Standard">
      <style:paragraph-properties fo:text-align="center" style:justify-single-word="false"/>
      <style:text-properties officeooo:paragraph-rsid="0023fdff"/>
    </style:style>
    <style:style style:name="P15" style:family="paragraph" style:parent-style-name="Text_20_body">
      <style:text-properties officeooo:rsid="001f1834" officeooo:paragraph-rsid="001f1834"/>
    </style:style>
    <style:style style:name="P16" style:family="paragraph" style:parent-style-name="Text_20_body">
      <style:text-properties officeooo:paragraph-rsid="0025ea71"/>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officeooo:paragraph-rsid="0011d18d"/>
    </style:style>
    <style:style style:name="P19" style:family="paragraph" style:parent-style-name="Text_20_body">
      <style:text-properties officeooo:rsid="0012d00b" officeooo:paragraph-rsid="00273914"/>
    </style:style>
    <style:style style:name="P20" style:family="paragraph" style:parent-style-name="Text_20_body">
      <style:text-properties officeooo:paragraph-rsid="0012d00b"/>
    </style:style>
    <style:style style:name="P21" style:family="paragraph" style:parent-style-name="Text_20_body">
      <style:text-properties officeooo:paragraph-rsid="00132418"/>
    </style:style>
    <style:style style:name="P22" style:family="paragraph" style:parent-style-name="Text_20_body">
      <style:text-properties officeooo:paragraph-rsid="00196303"/>
    </style:style>
    <style:style style:name="P23" style:family="paragraph" style:parent-style-name="Text_20_body">
      <style:text-properties officeooo:rsid="001b8aeb" officeooo:paragraph-rsid="00287549"/>
    </style:style>
    <style:style style:name="P24" style:family="paragraph" style:parent-style-name="Text_20_body">
      <style:text-properties officeooo:rsid="001c96e4" officeooo:paragraph-rsid="001d7ce4"/>
    </style:style>
    <style:style style:name="P25" style:family="paragraph" style:parent-style-name="Text_20_body">
      <style:text-properties officeooo:rsid="00287549" officeooo:paragraph-rsid="00287549"/>
    </style:style>
    <style:style style:name="P26" style:family="paragraph" style:parent-style-name="Text_20_body">
      <style:text-properties officeooo:paragraph-rsid="001d7ce4"/>
    </style:style>
    <style:style style:name="P27" style:family="paragraph" style:parent-style-name="Text_20_body">
      <style:text-properties officeooo:paragraph-rsid="001f1834"/>
    </style:style>
    <style:style style:name="T1" style:family="text">
      <style:text-properties officeooo:rsid="0007db30"/>
    </style:style>
    <style:style style:name="T2" style:family="text">
      <style:text-properties officeooo:rsid="000a3305"/>
    </style:style>
    <style:style style:name="T3" style:family="text">
      <style:text-properties officeooo:rsid="000d1f8a"/>
    </style:style>
    <style:style style:name="T4" style:family="text">
      <style:text-properties officeooo:rsid="000d46ef"/>
    </style:style>
    <style:style style:name="T5" style:family="text">
      <style:text-properties officeooo:rsid="000ef4de"/>
    </style:style>
    <style:style style:name="T6" style:family="text">
      <style:text-properties officeooo:rsid="0012d00b"/>
    </style:style>
    <style:style style:name="T7" style:family="text">
      <style:text-properties officeooo:rsid="0014a8f3"/>
    </style:style>
    <style:style style:name="T8" style:family="text">
      <style:text-properties officeooo:rsid="00166274"/>
    </style:style>
    <style:style style:name="T9" style:family="text">
      <style:text-properties fo:font-weight="bold" style:font-weight-asian="bold" style:font-weight-complex="bold"/>
    </style:style>
    <style:style style:name="T10" style:family="text">
      <style:text-properties fo:font-weight="bold" officeooo:rsid="0014a8f3" style:font-weight-asian="bold" style:font-weight-complex="bold"/>
    </style:style>
    <style:style style:name="T11" style:family="text">
      <style:text-properties fo:font-weight="bold" officeooo:rsid="001864ea" style:font-weight-asian="bold" style:font-weight-complex="bold"/>
    </style:style>
    <style:style style:name="T12" style:family="text">
      <style:text-properties fo:font-weight="bold" officeooo:rsid="000ef4de" style:font-weight-asian="bold" style:font-weight-complex="bold"/>
    </style:style>
    <style:style style:name="T13" style:family="text">
      <style:text-properties fo:font-weight="bold" officeooo:rsid="0012d00b" style:font-weight-asian="bold" style:font-weight-complex="bold"/>
    </style:style>
    <style:style style:name="T14" style:family="text">
      <style:text-properties fo:font-weight="bold" officeooo:rsid="00196303" style:font-weight-asian="bold" style:font-weight-complex="bold"/>
    </style:style>
    <style:style style:name="T15" style:family="text">
      <style:text-properties officeooo:rsid="001864ea"/>
    </style:style>
    <style:style style:name="T16" style:family="text">
      <style:text-properties officeooo:rsid="001d7ce4"/>
    </style:style>
    <style:style style:name="T17" style:family="text">
      <style:text-properties officeooo:rsid="001f1834"/>
    </style:style>
    <style:style style:name="T18" style:family="text">
      <style:text-properties officeooo:rsid="00202b9f"/>
    </style:style>
    <style:style style:name="T19" style:family="text">
      <style:text-properties officeooo:rsid="0020c257"/>
    </style:style>
    <style:style style:name="T20" style:family="text">
      <style:text-properties officeooo:rsid="00220aa9"/>
    </style:style>
    <style:style style:name="T21" style:family="text">
      <style:text-properties officeooo:rsid="0023fdff"/>
    </style:style>
    <style:style style:name="T22" style:family="text">
      <style:text-properties fo:font-style="italic" officeooo:rsid="0023fdff" style:font-style-asian="italic" style:font-style-complex="italic"/>
    </style:style>
    <style:style style:name="T23" style:family="text">
      <style:text-properties fo:font-style="italic" officeooo:rsid="00287549" style:font-style-asian="italic" style:font-style-complex="italic"/>
    </style:style>
    <style:style style:name="T24" style:family="text">
      <style:text-properties officeooo:rsid="0025ea71"/>
    </style:style>
    <style:style style:name="T25" style:family="text">
      <style:text-properties officeooo:rsid="00273914"/>
    </style:style>
    <style:style style:name="T26" style:family="text">
      <style:text-properties style:text-underline-style="none" officeooo:rsid="00273914"/>
    </style:style>
    <style:style style:name="T27" style:family="text">
      <style:text-properties style:text-underline-style="none" officeooo:rsid="000ef4de"/>
    </style:style>
    <style:style style:name="T28" style:family="text">
      <style:text-properties officeooo:rsid="0011d18d"/>
    </style:style>
    <style:style style:name="T29" style:family="text">
      <style:text-properties fo:font-weight="normal" style:font-weight-asian="normal" style:font-weight-complex="normal"/>
    </style:style>
    <style:style style:name="T30" style:family="text">
      <style:text-properties fo:font-weight="normal" officeooo:rsid="0012d00b" style:font-weight-asian="normal" style:font-weight-complex="normal"/>
    </style:style>
    <style:style style:name="T31" style:family="text">
      <style:text-properties officeooo:rsid="00132418"/>
    </style:style>
    <style:style style:name="T32" style:family="text">
      <style:text-properties officeooo:rsid="00287549"/>
    </style:style>
    <style:style style:name="T33" style:family="text">
      <style:text-properties officeooo:rsid="001963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in Computer liest die Bibel</text:p>
      <text:p text:style-name="P1">Predigt am 06.09.2020 in der Freien evangelischen Gemeinde Fürstenfeldbruck</text:p>
      <text:p text:style-name="P1">Thorsten Hegenscheidt</text:p>
      <text:p text:style-name="P1"/>
      <text:p text:style-name="P14"><text:span text:style-name="T22">Textmini</text:span><text:span text:style-name="T23">n</text:span><text:span text:style-name="T22">g mit Luther – Die häufigsten Haupt- und Tunwörter im Matthäus- und Markusevangelium, der Apostelgeschichte und dem Römerbrief wurden nebeneinandergestellt. In diesen Büchern sehe ich Vorbild, Beispiel und Motivation für meinen Glauben. Was fällt auf bei dieser Sicht auf Teile des Neuen Testaments?</text:span></text:p>
      <text:h text:style-name="Heading_20_1" text:outline-level="1">Einleitung</text:h>
      <text:p text:style-name="Text_20_body">Gnade sei <text:s/>mit Euch und Fr<text:span text:style-name="T15">i</text:span>ede von Gott unserem Vater und unserem Herrn Jesus Christus. Amen.</text:p>
      <text:p text:style-name="Text_20_body">Was kommt raus, wenn mein Computer die Bibel liest? Ich mein<text:span text:style-name="T21">e</text:span>, wenn Computer heutzutage fast alles können, sollten sie das doch auch schaffen? <text:span text:style-name="T17">Diese Frage hat mich schon lange interessiert und so bin </text:span>ich <text:span text:style-name="T17">ihr in den letzten Wochen genauer</text:span> nachgegangen. Okay, so einfach die Bibel vor den Bildschirm legen und abwarten, das geht freilich nicht. Aber mit ein bisschen gut zureden, <text:span text:style-name="T17">ein paar Tasten drücken, </text:span>kann der Geselle schon was machen. <text:span text:style-name="T17">Was da rauskam, hat m</text:span>ich <text:span text:style-name="T17">doch</text:span> ü<text:span text:style-name="T15">b</text:span>errascht. <text:span text:style-name="T17">U</text:span>nd <text:span text:style-name="T17">deshalb möchte ich Euch </text:span>heute ein wenig <text:span text:style-name="T17">davon erzählen.</text:span></text:p>
      <text:p text:style-name="P11">Um es einfach zu halten, habe ich statt allen 66 Büchern <text:span text:style-name="T21">der Bibel </text:span>oder den 27 aus dem Neuen Testament nur vier ausgewählt: Das Matthäus- und das Markusevangelium, die Apostelgeschichte und den Römerbrief. Und weil mein Computer – ich muss es gestehe<text:span text:style-name="T15">n – </text:span>nicht gerade der <text:span text:style-name="T17">H</text:span>ellste ist, habe ich ihm noch eine Erleichterung e<text:span text:style-name="T17">rlaub</text:span>t </text:p>
      <text:p text:style-name="P16">Ich h<text:span text:style-name="T15">a</text:span>be ihm gesagt, es reicht, wenn er in jedem Buch die 30 häufigsten Wörter sucht. Das kann er nämlich richtig gut. Jetzt wird es wenige <text:span text:style-name="T17">wundern</text:span>, dass sich dann <text:span text:style-name="T17">diese kleine Wörter wie er,</text:span> der, ein, und, aber im Ergebnis tummelt. <text:span text:style-name="T17">Also</text:span> Konjunktionen, Demonstrativpronome<text:span text:style-name="T15">n</text:span> und sonstiges Zeug. Da grammatische Finesse auch nicht zu den Stärken meines Rechners gehör<text:span text:style-name="T17">en</text:span>, haben wir <text:span text:style-name="T15">uns </text:span>geeinigt, einfach nur Hauptwörter und Tunwörter zu nehmen. Das Ergebnis steht hinter mir.</text:p>
      <text:p text:style-name="P16"><text:span text:style-name="T20">Dabei entspricht die Größe eines Wortes seiner Häufigkeit,</text:span> <text:span text:style-name="T17">Konntet Ihr es zu ordnen? Von Euch aus l</text:span>inks <text:span text:style-name="T17">sind </text:span>die beiden Evangelien, rechts oben die Apostelgeschichte und <text:span text:style-name="T17">recht</text:span>s unten <text:span text:style-name="T17">ist </text:span>der Römerbrief.</text:p>
      <text:p text:style-name="P12">Es ist eine sehr oberflächliche Sicht. <text:span text:style-name="T18">Sie folgt dem Ansatz. Die Bibel wurde für die Menschen geschrieben, Was für sie wichtig ist, wird oft gesagt. Wie in der Schule. Es gab Merksätze, die hat fast jeder Mathelehrer in jedem Jahrgang mindesten einmal zitiert und bei unseren Söhnen konnte ich sie auch in den Heften oder Schulbüchern fast wortgleich lesen.</text:span></text:p>
      <text:p text:style-name="P12"><text:span text:style-name="T18">Aber</text:span> <text:span text:style-name="T18">jetzt zu den Bibeltexten, schön der</text:span> Reihe nach:</text:p>
      <text:h text:style-name="Heading_20_1" text:outline-level="1"><text:soft-page-break/>Die Evangelien</text:h>
      <text:p text:style-name="Text_20_body">Ich beginne mit den Evangelien. <text:span text:style-name="T1">Ich habe sie ausgewählt, weil sie die Lebensgeschichte Jesu sind. Vorbild und Handeln Gottes wird beschrieben. Wir sehen „Jesus“, „Herr“ und „Vater“ auf der linken Seite.</text:span></text:p>
      <text:p text:style-name="Text_20_body">Das überragende Wort ist allerdings <text:span text:style-name="T19">kein Fachwort aus der christlichen Sprache, sondern das Tunwort: </text:span>„sprechen“ – <text:span text:style-name="T19">übrigens auch</text:span> in der Apostelgeschichte. An sich ganz trivial. Klar, das war ja fast die einzige Möglichkeit, wie Jesus mit den Leuten kommunizieren konnte. <text:span text:style-name="T19">Wenige konnten lesen, also hat er mit Ihnen gesprochen. Jesus hatte keinen Briefkasten auf seiner Wanderung mitgetragen, also hat auch ihm vermutlich kaum jemand geschrieben. Insofern ist „sprechen“ der Gewinner. </text:span>Aber dennoch <text:span text:style-name="T19">interessant, denn </text:span>was ist eigentlich „sprechen“? So im Unterschied zu sagen, reden, <text:span text:style-name="T2">befehlen</text:span>, … ?</text:p>
      <text:p text:style-name="Text_20_body">Sprechen, Gespräch, das bezieht den anderen mit ein. Ich wünsche, ich erwarte eine Reaktion, <text:span text:style-name="T24">eine Veränderung bei dem Menschen</text:span>. Beim Sagen geht es <text:span text:style-name="T19">stark </text:span>um die Sache. <text:span text:style-name="T24">Das alte Wort Saga oder Sage, ist die Erzählungen, die Wiedergabe und Überlieferung eines alten Geschehens.</text:span></text:p>
      <text:p text:style-name="P16"><text:span text:style-name="T19">Ein</text:span> Beispiel: Unser Felix ist 17 und Bärbel und ich sind Beifahrer beim begleiteten Fahren. Es läuft gut und macht <text:span text:style-name="T19">auch </text:span>mir Spaß <text:span text:style-name="T19">Beifahrer zu sein</text:span>. Aber <text:span text:style-name="T24">ganz </text:span>am Anfang habe ich mitunter <text:span text:style-name="T9">gesagt</text:span>, „gi<text:span text:style-name="T19">b</text:span> mehr Gas“ oder „mach langsamer“. Ich wollte <text:span text:style-name="T19">da </text:span>definitiv nicht mit ihm sprechen. Ich habe es <text:span text:style-name="T9">gesagt</text:span>, weil ich wollte, dass das Auto schneller oder langsamer wird. Es ging nicht um meinen Sohn – nur um das Ergebnis, die Sache. </text:p>
      <text:p text:style-name="P16">Und ein andermal ha<text:span text:style-name="T19">ndelten meine Worte</text:span> von meinen <text:span text:style-name="T24">eigenen </text:span>U<text:span text:style-name="T15">n</text:span>sicherheiten <text:span text:style-name="T19">zu Beginn</text:span> <text:span text:style-name="T24">meiner Autofahrer-Karriere. Z.B. </text:span>beim Abschätzen von Geschwindigkeit oder dem gleichzeitigen <text:span text:style-name="T24">K</text:span>ucken, schalten und mitdenken, was machen die anderen. Das war <text:span text:style-name="T9">sprechen</text:span>. Mir ging es um meinen Sohn. <text:span text:style-name="T24">Ich wollte</text:span> <text:span text:style-name="T15">ih</text:span>m zeigen, dass seine Anfänger<text:span text:style-name="T15">e</text:span>rlebnis<text:span text:style-name="T19">se</text:span> normal sind. Dass <text:span text:style-name="T24">das </text:span>Lernen bei mir genauso schwierig <text:span text:style-name="T24">oder holprig </text:span>war. Ich wollte bei ihm Mut, Zuversicht auslösen.</text:p>
      <text:p text:style-name="Text_20_body">Jesus spricht, weil e<text:span text:style-name="T5">r in Beziehung</text:span> <text:span text:style-name="T5">mit den</text:span> Menschen <text:span text:style-name="T5">trit</text:span>t. <text:span text:style-name="T5">Ihm ist wichtig, was seine Worte bei den Menschen auslösen. </text:span>Das ist ein <text:span text:style-name="T9">Menschen-zentrierter</text:span> Ansatz. Ich kann es noc<text:span text:style-name="T5">h</text:span> <text:span text:style-name="T5">anders</text:span> formulieren. Bis vor einer Weile dachte ich, wie schöne wäre es, wenn der Gottesdienstraum vollbesetzt ist. Aber das ist für mich zum falschen Ansatz geworden. Es geht nicht darum, dass wir den Saal füllen und womöglich noch 200 weitere an der Tür klo<text:span text:style-name="T3">p</text:span>fen, die auch rein wollen. Es geht darum, <text:span text:style-name="T4">Menschen zu helfen, dass der </text:span>Geist Gottes <text:span text:style-name="T4">ihre</text:span> Herzen füll<text:span text:style-name="T4">t. Bewusst zu sprechen. Der einzelne ist wichtig.</text:span></text:p>
      <text:p text:style-name="P2">Jesus sagt<text:span text:style-name="T19">e</text:span> auch viel. Er vermittelt Inhalte, Tatsachen, die seine Jünger wissen sollen. <text:span text:style-name="T19">Klare Ansagen.</text:span> <text:span text:style-name="T19">So findet sich auch s</text:span>agen bei den häufigen Wörtern. Aber Sprechen überstrahlt alles.</text:p>
      <text:p text:style-name="Text_20_body"><text:span text:style-name="T5">Bisher habe ich Sprechen auf Jesus zu mir bezogen. Aber mein Computer hat nie unterschieden, wer der Sprechende ist. Und ich bin überzeugt, es gilt auch andersherum. Gott will weniger, dass ich ihm Dinge sage. Er will, dass ich mit ihm </text:span><text:span text:style-name="T12">spreche</text:span><text:span text:style-name="T5">. Er weiß eh schon alles. Deshalb brauche ich ihm keine Inhalte im Sinne einer Neuigkeit sagen. So </text:span><text:soft-page-break/><text:span text:style-name="T5">„H</text:span><text:span text:style-name="T26">ast Du schon gehört, gewusst …? </text:span><text:span text:style-name="T27">W</text:span><text:span text:style-name="T5">enn ich Gott lobe, sage ich ihm nicht, dass er groß ist, sondern ich spreche aus, dass ich über seine Größe staune. Dass er mich begeistert. Dass ich möchte, dass er mich hört, dass ich ihn erfreuen will. Ich </text:span><text:span text:style-name="T12">tran</text:span><text:span text:style-name="T11">s</text:span><text:span text:style-name="T12">portiere Beziehung</text:span><text:span text:style-name="T5">. Beim Danken, sage ich, dass ich erkannt habe, wie gut und liebevoll er ist. Dass i</text:span>ch das zu schätzen weiß. Bei der Fürbitte, geht es nicht darum, Gott zu erklären, dass etwas in der Welt falsch läuft. Ich zeige ihm meine Verbundenheit mit den Leidenden, meine Betroffenheit und meinen Wunsch, dass er hilft. Ich glaube, dass er auf uns eingehen wird.</text:p>
      <text:p text:style-name="Text_20_body">Ich möchte dahin kommen: Beten ist kein Informationsaustausch, sondern Gespräch. Beziehung und wechselseitiges reagieren aufeinander.</text:p>
      <text:p text:style-name="P17">Die gute Nachricht lautet: Gott spricht mit uns.</text:p>
      <text:h text:style-name="Heading_20_1" text:outline-level="1">Die Apostelgeschichte</text:h>
      <text:p text:style-name="P3">Wenden wir uns rechts oben der Apostelgeschichte zu. Sie habe ich in diesen Vergleich aufgenommen, weil sie davon erzählt, wie die ersten Christen mit dem Vorbild Jesu, den Erfahrungen und Erzählungen von und mit ihm umg<text:span text:style-name="T8">e</text:span>gangen sind. Hier findet sich ein konkretes Beispiel für Christsein.</text:p>
      <text:p text:style-name="P18"><text:span text:style-name="T28">Was hat der Computer gemacht? Sprechen ist nach wie vor groß geschrieben, elementar wichtig, aber Jesus ist herausgefallen aus der Top-Liste. Dafür steht jetzt Paulus drinnen. Um ehrlich zu sein, das hat mich zuerst geärgert. Ja, ich weiß, wenn Paulus seine Missionsreisen in der Apostelgeschichte beschrieben werden, ist es logisch, dass dieser Name so prominent auftaucht. Dennoch, ein leichtes Grummeln hatte ich schon. Da hätte doch Lukas, der Schreiber, ein bisschen aufpassen können, dass Jesus nicht verdrängt wird.. Wieso wird Paulus so hervorgehoben?</text:span></text:p>
      <text:p text:style-name="P19">Ein kleiner Hintergrund, wie mein Computer denkt und gelesen hat: Der weiß ja erst einmal gar nicht, was Hauptwörter, Tunwörter, Mehrzahlbegriffe und überhaupt deutsche Sprache ist. Der musste das lernen, bevor er die Bibel gelesen hat.</text:p>
      <text:p text:style-name="P19">Da<text:span text:style-name="T25">für</text:span> gibt es schon fertige Programme im Internet. Das was man sich früher gewünscht hat: Table<text:span text:style-name="T25">tten</text:span>, die schlau machen. So ein Intelligenz-<text:span text:style-name="T25">Pille</text:span> habe ich ihm verabreicht. Das, was ein anderer Computer gelernt hat, habe ich ihm hineinkopiert. Doch der andere Computer war kein Christ. Der hatte deutsch gelernt anhand von Wikipedia-Texten und anderen großen Quellen im Internet. Gott, Jesus hatte der eigentlich nicht gekannt.</text:p>
      <text:p text:style-name="P20"><text:span text:style-name="T6">Und deshalb hat mein Computer das auch nicht richtig gut hinbekommen. Ich habe ihn schrittweise herangeführt. Die Bilder sind auch nicht ein exaktes Auszählen der Wörter in der Bibel, sondern das </text:span><text:span text:style-name="T30">Auszählen</text:span><text:span text:style-name="T6"> von den Wörtern, </text:span><text:span text:style-name="T13">wie</text:span><text:span text:style-name="T6"> sie mein Computer </text:span><text:span text:style-name="T13">verstanden</text:span><text:span text:style-name="T6"> hat.</text:span></text:p>
      <text:p text:style-name="P4">Warum erzähle ich das? Wegen Paulus – und es wird gleich klarer. Menschen, die Gott nicht kennen, tun sich genauso schwer wie mein Computer ihn zu sehen. Wer in einer Zeit der <text:span text:style-name="T9">Gottesfinsternis</text:span> <text:span text:style-name="T9">aufgewachsen</text:span> ist, wer leben gelernt hat nur mit atheistischen Texten, ist ziemlich <text:span text:style-name="T9">hilflos in</text:span> der <text:span text:style-name="T9">Gotteserkenntnis</text:span>.</text:p>
      <text:p text:style-name="P21"><text:soft-page-break/><text:span text:style-name="T31">Schaut, wenn ich hier vorne zu Dir sage, bringe mir bitte ein wenig Tridemyt-Wasser. Das wird vermutlich keinen Erfolg haben. Er wird es kaum erkennen, selbst wenn er davor steht. Erst, wenn ein netter Kristallograph hilft und sagt, „Du, der Tossi meint Eis.“, dann, ja dann kann es was werden.</text:span></text:p>
      <text:p text:style-name="P5">Ein Mensch, der vermittelt. Ein Mensch, der in das Gespräch einsteigt. Paulus, war so einer. Ein Mittler, ein Vermittler, eine Rutsche, über die Menschen in Jesu Arme rutschen konnten. Er war notwendig, und genau so wollte es Gott. Es war viel leichter für viele Menschen Paulus zu sehen. <text:span text:style-name="T32">A</text:span>ber dann – und im Bild ist es auch so – beim genauen <text:span text:style-name="T32">H</text:span>inschauen erkannten sie Jesus, Gott.</text:p>
      <text:p text:style-name="P5">Ich hatte vorhin gesagt, dass ich die Apostelgeschichte genommen habe, weil sie ein Beispiel ist. Paulus ist <text:span text:style-name="T32">mittlerer weile gestorben</text:span>. Auf der Folie ist <text:span text:style-name="T9">heute</text:span> ein <text:span text:style-name="T9">schwarzer</text:span> Fleck, wenn sein Name <text:span text:style-name="T15">he</text:span>rausfällt. Ein <text:span text:style-name="T9">großer Fleck</text:span>.</text:p>
      <text:p text:style-name="P7">Aber Pauls war ein Beispiel. <text:span text:style-name="T32">Er ist </text:span>ein Platzhalter auf der Folie. Da steht heute dein Name drinnen. Das ist der Grundgedanke. Gott möchte und das traut er jedem von Euch zu, dass ihr das Namensschild für Gott seid. <text:s/>s ist heute immer noch so. Es ist viel leichter für die Menschen, einen Christen zu sehen, zu hören, mit ihm zu sprechen, die Tür offen zu lassen, wenn er kommt – ihr merkt, ich zitiere gerade die Tunwörter auf der Folie – als den „unbekannten Gott“ direkt <text:span text:style-name="T32">zusehen</text:span>.</text:p>
      <text:p text:style-name="P6"><text:span text:style-name="T7">Beim Sprung von den Evangelien zur Apostelgeschichte meint mein Computer: </text:span><text:span text:style-name="T10">Du bist das Namensschild an Gottes Haustür.</text:span></text:p>
      <text:h text:style-name="Heading_20_1" text:outline-level="1">Der Römerbrief</text:h>
      <text:p text:style-name="P22"><text:span text:style-name="T33">Im letzten Bild rechts unten erreichen wir den Römerbrief. Er sieht ganz anders aus als die anderen. Das große „sprechen“ ist weggefallen. Das haben wir erwartet. Dafür taucht ein kleines „schreiben“ am Rand auf. Besonders fällt aber auf, dass jetzt </text:span><text:span text:style-name="T14">wenige</text:span><text:span text:style-name="T33"> </text:span><text:span text:style-name="T14">Worte</text:span><text:span text:style-name="T33"> </text:span><text:span text:style-name="T14">besonders</text:span><text:span text:style-name="T33"> </text:span><text:span text:style-name="T14">groß</text:span><text:span text:style-name="T33"> sind und der Rest deutlich kleiner. „Gott – Gesetzt – Christus“ dominiert alles.</text:span></text:p>
      <text:p text:style-name="P8">Die Größe der Wörter zeigen ihre Häufigkeit im Text. Als ich das Bild das erste Mal gesehen habe, war ich von der Deutlichkeit beeindruckt. Was steckt dahinter? Wir ordnen die Briefe den Lehrbüchern zu. So habe ich sie oft verstanden, wenn ich darin gelesen habe. Paulus, als Akademiker, vielleicht sogar Doktor Paulus ode<text:span text:style-name="T29">r Professor Paulus </text:span>schreibt die christliche Theologie nieder. Er erläutert, er erklärt den Glauben. Und wenn der Brief gleich nach der Apostelgeschichte kommt, muss er ja auch sehr wichtig sein. Ich erinnere mich auch an meine jungen Erwachsenenkreis vor vielen, vielen Jahren. Da haben wir üb<text:span text:style-name="T32">er</text:span> ein Jahr Römerbrief am Stück behandelt.</text:p>
      <text:p text:style-name="P9">Ich habe ihn aber heute noch aus einem anderen Grund in die Reihe aufgenommen. Es steckt <text:span text:style-name="T9">nicht nur Theologie </text:span>in dem Brief, <text:span text:style-name="T9">sondern</text:span> auch etwas vom Autor. Wenn jemand so viel mit Gott erlebt hat, und so eindrücklich, eindringlich schreibt, dann schreibt er auch, was ihm auf den Herzen liegt. Und in dieser Verdichtung auf dem Bild, sehe ich ein Stück <text:soft-page-break/>die<text:span text:style-name="T9"> Motivation vom Paulus</text:span>. Was treibt ihn an? Was lässt ihn einfach nicht los? Was kann er nicht oft genug sagen?</text:p>
      <text:p text:style-name="P9">Die Befreiung von der Gesetzlichkeit, das Gesetz hat keine Macht über uns durch Christus. Ich kann es mir richtig gut vorstellt. Diese Befreiung erlaubt und drängt ihn zu seinen Reisen durch die Lande.</text:p>
      <text:p text:style-name="P23">Was ist Eure Motivation? Euer Glaubenskern? Dein Glaube in einem Satz? Bei mir steh<text:span text:style-name="T32">t</text:span> „Du bist mein guter Gott“ Das ist meine Motivation, mein innerster Glaubens<text:span text:style-name="T32">kern</text:span>. Wenn ich hier vorne stehe, oder im biblischen Unterricht bin, wenn ich ein Gebet auf der Bettkante anfange oder jemand Traur<text:span text:style-name="T32">ige</text:span>n sehe und zum Hi<text:span text:style-name="T32">mm</text:span>el <text:span text:style-name="T32">ruf</text:span>e. Du bist mein guter Gott – deshalb glaube ich, deshalb bete ich, deshalb lebe ich.</text:p>
      <text:p text:style-name="P10">Vielleicht sind es bei Euch andere <text:span text:style-name="T32">Sätze</text:span>. „Ich bin dein geliebtes Kind“ oder „Du bist der großartige und ewige Gott“ <text:span text:style-name="T32">(Leute die einfach singen,.. )</text:span>, oder „weil Du da bist, darf ich“.</text:p>
      <text:p text:style-name="P10">Wisst ihr Euren Glaubenssatz? Eure Motivation, Euer Herz-Füller? Ich würde gern mit Euch darüber sprechen und das mitbekommen. Einen Blick, einen Einblic<text:span text:style-name="T32">k</text:span> bei meiner Schwester und meinem Bruder bekommen, Denn es bereichert zu wissen, worüber er <text:span text:style-name="T32">si</text:span>ch an Gott so freut.</text:p>
      <text:p text:style-name="P24">Und wenn Ihr viele Sätze habt, ist das auch wunderschön, wichtig ist mir nur, dass wie unsere Motivation kennen. Denn so kommen wir zu dem vorne gesagten, Menschen sehen <text:span text:style-name="T32">uns </text:span>und dadurch Gott. Ich glaube nicht, dass Paulus lange überlegt – oh, was kann ich machen, damit ich Jesu Willen <text:span text:style-name="T16">umsetze</text:span>? Der <text:span text:style-name="T16">ist dem gefolgt, was ihn ausmacht. Das Gesetz ist keine Grenze mehr für mein Leben, und so ist er über die Grenze von Israel gegangen, in heidnische, unreine Gegenden. Das Gesetz hielt ihn nicht mehr zu Hause.</text:span></text:p>
      <text:p text:style-name="P25">Wenn Ihr der Glaubensmotivation, die Gott in Euch gelegt hat, freien Lauf lasst, dann seid ihr wunderbare Namensschilder, authentische Christen.</text:p>
      <text:h text:style-name="Heading_20_1" text:outline-level="1">Schluss</text:h>
      <text:p text:style-name="P26"><text:span text:style-name="T16">Mich hat es schon lange interessiert, was kommt raus, wenn mein Computer die Bibel liest. Er hat mir noch einiges mehr, als ich heute erzählt habe, gezeigt. Ich hoffe aber, dass ich Euch mit diesem andere Blick auf unsere Bibel, erfreut und ermutigt habe und meinen guten Gott beschreiben konnte. Und zwar damit:</text:span></text:p>
      <text:p text:style-name="P26"><text:span text:style-name="T16">Im Vorbild der Lebensgeschichten Jesu ist zu sehen, Christsein betont das Sprechen. Mit Gott, mit dem anderen und von Gott angesprochen werden oder von dem anderen. Wichtig ist der Gesprächspartner und die Beziehung, die transportiert wird.</text:span></text:p>
      <text:p text:style-name="P11"><text:span text:style-name="T17">Am Beispiel der ersten Christen und der Missionsreisen von Paulus kommt heraus, dass wir Namensschilder an Gottes Klingel sind. Menschen fällt es leichter Gott zu finden, wenn sie mit anderen Menschen sprechen und dann Gott genauer vorgestellt bekommen.</text:span></text:p>
      <text:p text:style-name="P15">Im Römerbrief zeigt sich mir die Motivation des Paulus. Ich möchte meiner Glaubensmotivation folgen, <text:span text:style-name="T32">denn dann werde ich zum richtigen Schild an der richtigen Klingel. <text:s text:c="23"/></text:span>Am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horndale" svg:font-family="Thorndale" style:font-family-generic="roman"/>
    <style:font-face style:name="Albany" svg:font-family="Albany"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lbany"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lbany"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horndale" fo:font-family="Thorndale"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horndale" fo:font-family="Thorndale"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horndale" fo:font-family="Thorndale" style:font-family-generic="roman"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Thorsten Hegenscheidt</meta:initial-creator>
    <meta:creation-date>2020-08-26T19:39:51.180000000</meta:creation-date>
    <dc:date>2020-09-05T21:48:53.780000000</dc:date>
    <dc:creator>Thorsten Hegenscheidt</dc:creator>
    <meta:editing-duration>PT1H56M11S</meta:editing-duration>
    <meta:editing-cycles>14</meta:editing-cycles>
    <meta:generator>LibreOffice/6.3.5.2$Windows_X86_64 LibreOffice_project/dd0751754f11728f69b42ee2af66670068624673</meta:generator>
    <meta:document-statistic meta:table-count="0" meta:image-count="0" meta:object-count="0" meta:page-count="5" meta:paragraph-count="51" meta:word-count="2261" meta:character-count="14167" meta:non-whitespace-character-count="11920"/>
  </office:meta>
</office:document-meta>
</file>